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7.733cm"/>
    </style:style>
    <style:style style:name="ro1" style:family="table-row">
      <style:table-row-properties style:row-height="0.684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padding="0.079cm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padding="0.079cm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fo:background-color="#9fc5e8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fo:padding="0.079cm" style:vertical-align="middle"/>
      <style:text-properties style:font-name="Arial"/>
    </style:style>
    <style:style style:name="ce11" style:family="table-cell" style:parent-style-name="Default">
      <style:table-cell-properties fo:background-color="#f9cb9c" style:text-align-source="value-type" style:repeat-content="false" fo:wrap-option="no-wrap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>
      <style:table-cell-properties fo:background-color="#f9cb9c" style:diagonal-bl-tr="none" style:diagonal-tl-br="none" fo:border="0.74pt solid #000000" fo:padding="0.079cm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>
      <style:table-cell-properties fo:background-color="#9fc5e8" style:diagonal-bl-tr="none" style:diagonal-tl-br="none" fo:border="0.74pt solid #000000" fo:padding="0.079cm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Default">
      <style:table-cell-properties fo:background-color="#b6d7a8" style:diagonal-bl-tr="none" style:diagonal-tl-br="none" fo:border="0.74pt solid #000000" fo:padding="0.079cm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>
      <style:table-cell-properties fo:background-color="#d5a6bd" style:diagonal-bl-tr="none" style:diagonal-tl-br="none" fo:border="0.74pt solid #000000" fo:padding="0.079cm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" style:family="table-cell" style:parent-style-name="Default">
      <style:table-cell-properties fo:background-color="#81d41a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>
      <style:table-cell-properties fo:background-color="#ff8000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Default">
      <style:table-cell-properties fo:background-color="#ff0000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>
      <style:table-cell-properties fo:padding="0.079cm" style:vertical-align="middle"/>
      <style:text-properties style:font-name="Arial"/>
    </style:style>
    <style:style style:name="ce28" style:family="table-cell" style:parent-style-name="Default" style:data-style-name="N127">
      <style:table-cell-properties style:text-align-source="value-type" style:repeat-content="false" fo:wrap-option="no-wrap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9" style:family="table-cell" style:parent-style-name="Default">
      <style:table-cell-properties fo:padding="0.079cm" style:vertical-align="middle"/>
      <style:text-properties style:font-name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number-columns-repeated="1022" table:default-cell-style-name="ce10"/>
        <table:table-row table:style-name="ro1">
          <table:table-cell table:style-name="ce1" office:value-type="string" calcext:value-type="string">
            <text:p>Stage/Category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Essential Specs</text:p>
          </table:table-cell>
          <table:table-cell table:style-name="ce18" office:value-type="string" calcext:value-type="string">
            <text:p>Status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1" table:number-rows-spanned="6">
            <text:p>General</text:p>
          </table:table-cell>
          <table:table-cell table:style-name="ce5" office:value-type="string" calcext:value-type="string">
            <text:p>Solder Iron and Lead</text:p>
          </table:table-cell>
          <table:table-cell table:style-name="ce5" office:value-type="string" calcext:value-type="string">
            <text:p>-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5" office:value-type="string" calcext:value-type="string">
            <text:p>PCB Bread Boards</text:p>
          </table:table-cell>
          <table:table-cell table:style-name="ce5" office:value-type="string" calcext:value-type="string">
            <text:p>-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5" office:value-type="string" calcext:value-type="string">
            <text:p>Lug Boards</text:p>
          </table:table-cell>
          <table:table-cell table:style-name="ce5" office:value-type="string" calcext:value-type="string">
            <text:p>-</text:p>
          </table:table-cell>
          <table:table-cell table:style-name="ce19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5" office:value-type="string" calcext:value-type="string">
            <text:p>Speaker Cable</text:p>
          </table:table-cell>
          <table:table-cell table:style-name="ce5" office:value-type="string" calcext:value-type="string">
            <text:p>Multistrand, 200V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5" office:value-type="string" calcext:value-type="string">
            <text:p>Plastic Box</text:p>
          </table:table-cell>
          <table:table-cell table:style-name="ce5" office:value-type="string" calcext:value-type="string">
            <text:p>Big enough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5" office:value-type="string" calcext:value-type="string">
            <text:p>Multimeter &amp; Probes</text:p>
          </table:table-cell>
          <table:table-cell table:style-name="ce5" office:value-type="string" calcext:value-type="string">
            <text:p>-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 table:number-columns-spanned="1" table:number-rows-spanned="2">
            <text:p>Safety Measures</text:p>
          </table:table-cell>
          <table:table-cell table:style-name="ce8" office:value-type="string" calcext:value-type="string">
            <text:p>Opamps for Input and Output buffering</text:p>
          </table:table-cell>
          <table:table-cell table:style-name="ce8" office:value-type="string" calcext:value-type="string">
            <text:p>Support 12V</text:p>
          </table:table-cell>
          <table:table-cell table:style-name="ce21" office:value-type="string" calcext:value-type="string">
            <text:p>Waiting for Confirmation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8" office:value-type="string" calcext:value-type="string">
            <text:p>Fuses</text:p>
          </table:table-cell>
          <table:table-cell table:style-name="ce8" office:value-type="string" calcext:value-type="string">
            <text:p>Support 12V, 150mA</text:p>
          </table:table-cell>
          <table:table-cell table:style-name="ce21" office:value-type="string" calcext:value-type="string">
            <text:p>Waiting for Confirmation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 table:number-columns-spanned="1" table:number-rows-spanned="4">
            <text:p>Power</text:p>
          </table:table-cell>
          <table:table-cell table:style-name="ce9" office:value-type="string" calcext:value-type="string">
            <text:p>AC 230V to DC 12V adapter</text:p>
          </table:table-cell>
          <table:table-cell table:style-name="ce14"/>
          <table:table-cell table:style-name="ce22" office:value-type="string" calcext:value-type="string">
            <text:p>Yet to be Order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9" office:value-type="string" calcext:value-type="string">
            <text:p>Boost Convertor 12V to 140V</text:p>
          </table:table-cell>
          <table:table-cell table:style-name="ce14"/>
          <table:table-cell table:style-name="ce23" office:value-type="string" calcext:value-type="string">
            <text:p>Fail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11" office:value-type="string" calcext:value-type="string">
            <text:p>12V to 6.3V Buck Convertor</text:p>
          </table:table-cell>
          <table:table-cell table:style-name="ce14"/>
          <table:table-cell table:style-name="ce22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11" office:value-type="string" calcext:value-type="string">
            <text:p>DC Adapter Port</text:p>
          </table:table-cell>
          <table:table-cell table:style-name="ce14"/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 table:number-columns-spanned="1" table:number-rows-spanned="5">
            <text:p>Passive Components</text:p>
          </table:table-cell>
          <table:table-cell table:style-name="ce30" office:value-type="string" calcext:value-type="string">
            <text:p>Resistors</text:p>
          </table:table-cell>
          <table:table-cell table:style-name="ce30" office:value-type="string" calcext:value-type="string">
            <text:p>Set of Values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0" office:value-type="string" calcext:value-type="string">
            <text:p>Electrolytic Capacitors</text:p>
          </table:table-cell>
          <table:table-cell table:style-name="ce30" office:value-type="string" calcext:value-type="string">
            <text:p>Set of Values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0" office:value-type="string" calcext:value-type="string">
            <text:p>Film Capacitors</text:p>
          </table:table-cell>
          <table:table-cell table:style-name="ce30" office:value-type="string" calcext:value-type="string">
            <text:p>Set of Values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0" office:value-type="string" calcext:value-type="string">
            <text:p>2k, 10k and 20k Pots</text:p>
          </table:table-cell>
          <table:table-cell table:style-name="ce15"/>
          <table:table-cell table:style-name="ce21" office:value-type="string" calcext:value-type="string">
            <text:p>Waiting for Confirmation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30" office:value-type="string" calcext:value-type="string">
            <text:p>1M Potentiometers</text:p>
          </table:table-cell>
          <table:table-cell table:style-name="ce15"/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table-cell table:style-name="ce31" office:value-type="string" calcext:value-type="string" table:number-columns-spanned="1" table:number-rows-spanned="2">
            <text:p>Tube</text:p>
          </table:table-cell>
          <table:table-cell table:style-name="ce31" office:value-type="string" calcext:value-type="string">
            <text:p>12AX7</text:p>
          </table:table-cell>
          <table:table-cell table:style-name="ce16"/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31" office:value-type="string" calcext:value-type="string">
            <text:p>Gold plated Tube Socket</text:p>
          </table:table-cell>
          <table:table-cell table:style-name="ce16"/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table-cell table:style-name="ce32" office:value-type="string" calcext:value-type="string" table:number-columns-spanned="1" table:number-rows-spanned="3">
            <text:p>Audio related</text:p>
          </table:table-cell>
          <table:table-cell table:style-name="ce32" office:value-type="string" calcext:value-type="string">
            <text:p>Jack Sockets</text:p>
          </table:table-cell>
          <table:table-cell table:style-name="ce17"/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2" office:value-type="string" calcext:value-type="string">
            <text:p>Phone Jack Sockets</text:p>
          </table:table-cell>
          <table:table-cell table:style-name="ce17"/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32" office:value-type="string" calcext:value-type="string">
            <text:p>Aluminium Box (EM Shielding)</text:p>
          </table:table-cell>
          <table:table-cell table:style-name="ce32" office:value-type="string" calcext:value-type="string">
            <text:p>Big Enough</text:p>
          </table:table-cell>
          <table:table-cell table:style-name="ce26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 table:number-columns-repeated="2"/>
          <table:table-cell table:style-name="ce12" office:value-type="string" calcext:value-type="string">
            <text:p>Last Updated:</text:p>
          </table:table-cell>
          <table:table-cell table:style-name="ce28" office:value-type="date" office:date-value="2023-07-03" calcext:value-type="date">
            <text:p>3 July 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2" office:value-type="string" calcext:value-type="string">
            <text:p>12V to 140V alternatives</text:p>
          </table:table-cell>
          <table:table-cell/>
          <table:table-cell table:style-name="ce27"/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>
            <text:p>-TL783 High-voltage Adjustable Regulator</text:p>
          </table:table-cell>
          <table:table-cell/>
          <table:table-cell table:style-name="ce2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LTC6788</text:p>
          </table:table-cell>
          <table:table-cell/>
          <table:table-cell table:style-name="ce27"/>
          <table:table-cell table:number-columns-repeated="1020"/>
        </table:table-row>
        <table:table-row table:style-name="ro1" table:number-rows-repeated="970">
          <table:table-cell table:number-columns-repeated="3"/>
          <table:table-cell table:style-name="ce27"/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29"/>
          <table:table-cell table:number-columns-repeated="1020"/>
        </table:table-row>
        <table:table-row table:style-name="ro1" table:number-rows-repeated="104757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1:Sheet1.D1002">
            <calcext:condition calcext:apply-style-name="ConditionalStyle_1" calcext:value="contains-text(&quot;waiting&quot;)" calcext:base-cell-address="Sheet1.D1"/>
          </calcext:conditional-format>
          <calcext:conditional-format calcext:target-range-address="Sheet1.D1:Sheet1.D1002">
            <calcext:condition calcext:apply-style-name="ConditionalStyle_2" calcext:value="contains-text(&quot;reached&quot;)" calcext:base-cell-address="Sheet1.D1"/>
          </calcext:conditional-format>
          <calcext:conditional-format calcext:target-range-address="Sheet1.D1:Sheet1.D1002">
            <calcext:condition calcext:apply-style-name="ConditionalStyle_3" calcext:value="contains-text(&quot;Placed&quot;)" calcext:base-cell-address="Sheet1.D1"/>
          </calcext:conditional-format>
          <calcext:conditional-format calcext:target-range-address="Sheet1.D1:Sheet1.D1002">
            <calcext:condition calcext:apply-style-name="ConditionalStyle_4" calcext:value="contains-text(&quot;failed&quot;)" calcext:base-cell-address="Sheet1.D1"/>
          </calcext:conditional-format>
          <calcext:conditional-format calcext:target-range-address="Sheet1.D1:Sheet1.D999">
            <calcext:condition calcext:apply-style-name="ConditionalStyle_5" calcext:value="contains-text(&quot;Yet&quot;)" calcext:base-cell-address="Sheet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7">
      <number:day/>
      <number:text> </number:text>
      <number:month number:style="long" number:textual="true"/>
      <number:text> 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9900"/>
    </style:style>
    <style:style style:name="ConditionalStyle_5f_2" style:display-name="ConditionalStyle_2" style:family="table-cell" style:parent-style-name="Default">
      <style:table-cell-properties fo:background-color="#00ff00"/>
    </style:style>
    <style:style style:name="ConditionalStyle_5f_3" style:display-name="ConditionalStyle_3" style:family="table-cell" style:parent-style-name="Default">
      <style:table-cell-properties fo:background-color="#ffff0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ff27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0">00/00/0000</text:date>, <text:time style:data-style-name="N2" text:time-value="17:53:43.0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10T18:03:17.512000000</dc:date>
    <meta:editing-duration>PT5H55M11S</meta:editing-duration>
    <meta:editing-cycles>8</meta:editing-cycles>
    <meta:generator>LibreOffice/7.3.1.3$Windows_X86_64 LibreOffice_project/a69ca51ded25f3eefd52d7bf9a5fad8c90b87951</meta:generator>
    <meta:document-statistic meta:table-count="1" meta:cell-count="71" meta:object-count="0"/>
  </office:meta>
</office:document-meta>
</file>